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5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8080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cc99" draw:textarea-horizontal-align="center" draw:textarea-vertical-align="middle"/>
    </style:style>
    <style:style style:name="gr10" style:family="graphic" style:parent-style-name="standard">
      <style:graphic-properties draw:stroke="dash" draw:stroke-dash="Fine_20_Dashed_20__28_var_29_" svg:stroke-width="0cm" draw:fill="none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ashed_20__28_var_29_" svg:stroke-width="0cm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Fine_20_Dashed_20__28_var_29_" svg:stroke-width="0cm" draw:fill="solid" draw:fill-color="#00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_32__20_Dots_20_1_20_Dash" svg:stroke-width="0cm"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_32__20_Dots_20_1_20_Dash" svg:stroke-width="0cm" draw:marker-end="Arrow" draw:marker-end-width="0.3cm" draw:fill="solid" draw:fill-color="#ffcc99" draw:textarea-horizontal-align="center" draw:textarea-vertical-align="middle"/>
    </style:style>
    <style:style style:name="gr15" style:family="graphic" style:parent-style-name="standard">
      <style:graphic-properties draw:stroke="solid" draw:stroke-dash="_32__20_Dots_20_1_20_Dash" svg:stroke-width="0cm" draw:fill="solid"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stroke-dash="_32__20_Dots_20_1_20_Dash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Ultrafine_20_Dashed" svg:stroke-width="0cm" draw:fill="solid" draw:fill-color="#ffcc99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svg:stroke-width="0cm" draw:fill="none" draw:fill-color="#ffcc99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22" style:family="graphic" style:parent-style-name="standard">
      <style:graphic-properties draw:stroke="solid" draw:stroke-dash="_32__20_Dots_20_1_20_Dash" draw:marker-start="Arrow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.5cm" svg:x="8.5cm" svg:y="8.4cm">
          <text:p text:style-name="P1"><text:span text:style-name="T1">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cm" svg:height="1.5cm" svg:x="8.5cm" svg:y="12.9cm">
          <text:p text:style-name="P1"><text:span text:style-name="T1">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cm" svg:height="1.5cm" svg:x="8.5cm" svg:y="10.4cm">
          <text:p text:style-name="P1"><text:span text:style-name="T1">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cm" svg:height="1.5cm" svg:x="8.5cm" svg:y="14.9cm">
          <text:p text:style-name="P1"><text:span text:style-name="T1">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.5cm" svg:height="2cm" svg:x="1.5cm" svg:y="11.4cm">
          <text:p text:style-name="P1"><text:span text:style-name="T2">Anwend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cm" svg:y1="12.4cm" svg:x2="8.5cm" svg:y2="9.4cm">
          <text:p text:style-name="P1"><text:span text:style-name="T1">XML</text:span></text:p>
          <text:p text:style-name="P1"><text:span text:style-name="T1"/></text:p>
        </draw:line>
        <draw:line draw:style-name="gr4" draw:text-style-name="P4" draw:layer="layout" svg:x1="5cm" svg:y1="12.4cm" svg:x2="8.5cm" svg:y2="11.4cm">
          <text:p text:style-name="P1"><text:span text:style-name="T2">proprietär</text:span></text:p>
          <text:p text:style-name="P1"><text:span text:style-name="T2"/></text:p>
        </draw:line>
        <draw:line draw:style-name="gr4" draw:text-style-name="P2" draw:layer="layout" svg:x1="5cm" svg:y1="12.4cm" svg:x2="8.5cm" svg:y2="13.9cm">
          <text:p text:style-name="P1"><text:span text:style-name="T1">XML</text:span></text:p>
          <text:p text:style-name="P1"><text:span text:style-name="T1"/></text:p>
        </draw:line>
        <draw:line draw:style-name="gr4" draw:text-style-name="P5" draw:layer="layout" svg:x1="5cm" svg:y1="12.4cm" svg:x2="8.5cm" svg:y2="15.9cm">
          <text:p text:style-name="P1"><text:span text:style-name="T2">proprietär</text:span></text:p>
          <text:p text:style-name="P1"><text:span text:style-name="T2"/></text:p>
        </draw:line>
        <draw:custom-shape draw:style-name="gr5" draw:text-style-name="P3" draw:layer="layout" svg:width="1cm" svg:height="1.5cm" svg:x="15.5cm" svg:y="12.9cm">
          <text:p text:style-name="P1"><text:span text:style-name="T1">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1cm" svg:height="1.5cm" svg:x="15.5cm" svg:y="8.4cm">
          <text:p text:style-name="P1"><text:span text:style-name="T1">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9.495cm" svg:y1="13.6cm" svg:x2="11.505cm" svg:y2="13.6cm">
          <text:p text:style-name="P7"/>
        </draw:line>
        <draw:line draw:style-name="gr6" draw:text-style-name="P6" draw:layer="layout" svg:x1="9.469cm" svg:y1="9.25cm" svg:x2="11.531cm" svg:y2="9.25cm">
          <text:p text:style-name="P7"/>
        </draw:line>
        <draw:line draw:style-name="gr4" draw:text-style-name="P6" draw:layer="layout" svg:x1="13.5cm" svg:y1="9.2cm" svg:x2="15.5cm" svg:y2="9.2cm">
          <text:p text:style-name="P1"><text:span text:style-name="T1">XMI</text:span></text:p>
          <text:p text:style-name="P1"><text:span text:style-name="T1"/></text:p>
        </draw:line>
        <draw:line draw:style-name="gr4" draw:text-style-name="P2" draw:layer="layout" svg:x1="13.5cm" svg:y1="13.6cm" svg:x2="15.5cm" svg:y2="13.6cm">
          <text:p text:style-name="P1"><text:span text:style-name="T1">XMI</text:span></text:p>
          <text:p text:style-name="P1"><text:span text:style-name="T1"/></text:p>
        </draw:line>
        <draw:custom-shape draw:style-name="gr7" draw:text-style-name="P6" draw:layer="layout" svg:width="1.5cm" svg:height="2.832cm" svg:x="19.3cm" svg:y="8.384cm">
          <text:p text:style-name="P7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cm" svg:height="0.25cm" svg:x="19.95cm" svg:y="8.6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6" draw:layer="layout" svg:width="0.25cm" svg:height="0.25cm" svg:x="20.45cm" svg:y="9.7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6" draw:layer="layout" svg:width="0.25cm" svg:height="0.25cm" svg:x="19.45cm" svg:y="9.7cm">
          <text:p text:style-name="P7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6" draw:layer="layout" svg:width="0.25cm" svg:height="0.25cm" svg:x="19.95cm" svg:y="10.7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6" draw:layer="layout" svg:x1="20.119cm" svg:y1="8.849cm" svg:x2="20.536cm" svg:y2="9.708cm">
          <text:p text:style-name="P7"/>
        </draw:line>
        <draw:line draw:style-name="gr9" draw:text-style-name="P6" draw:layer="layout" svg:x1="20.003cm" svg:y1="8.826cm" svg:x2="19.608cm" svg:y2="9.708cm">
          <text:p text:style-name="P7"/>
        </draw:line>
        <draw:line draw:style-name="gr9" draw:text-style-name="P6" draw:layer="layout" svg:x1="20.142cm" svg:y1="10.729cm" svg:x2="20.536cm" svg:y2="9.963cm">
          <text:p text:style-name="P7"/>
        </draw:line>
        <draw:custom-shape draw:style-name="gr7" draw:text-style-name="P6" draw:layer="layout" svg:width="1.5cm" svg:height="2.832cm" svg:x="19.3cm" svg:y="12.884cm">
          <text:p text:style-name="P7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cm" svg:height="0.25cm" svg:x="19.95cm" svg:y="13.1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6" draw:layer="layout" svg:width="0.25cm" svg:height="0.25cm" svg:x="20.45cm" svg:y="14.2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6" draw:layer="layout" svg:width="0.25cm" svg:height="0.25cm" svg:x="19.45cm" svg:y="14.2cm">
          <text:p text:style-name="P7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6" draw:layer="layout" svg:width="0.25cm" svg:height="0.25cm" svg:x="19.95cm" svg:y="15.2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6" draw:layer="layout" svg:x1="20.119cm" svg:y1="13.349cm" svg:x2="20.536cm" svg:y2="14.208cm">
          <text:p text:style-name="P7"/>
        </draw:line>
        <draw:line draw:style-name="gr9" draw:text-style-name="P6" draw:layer="layout" svg:x1="20.003cm" svg:y1="13.326cm" svg:x2="19.608cm" svg:y2="14.208cm">
          <text:p text:style-name="P7"/>
        </draw:line>
        <draw:line draw:style-name="gr9" draw:text-style-name="P6" draw:layer="layout" svg:x1="20.142cm" svg:y1="15.229cm" svg:x2="20.536cm" svg:y2="14.463cm">
          <text:p text:style-name="P7"/>
        </draw:line>
        <draw:custom-shape draw:style-name="gr3" draw:text-style-name="P6" draw:layer="layout" svg:width="2.043cm" svg:height="0.975cm" svg:x="11.488cm" svg:y="13.158cm">
          <text:p text:style-name="P1"><text:span text:style-name="T1">XS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043cm" svg:height="0.975cm" svg:x="11.489cm" svg:y="8.759cm">
          <text:p text:style-name="P1"><text:span text:style-name="T1">XS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437cm" svg:height="0.928cm" svg:x="11.535cm" svg:y="15.154cm">
          <text:p text:style-name="P1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437cm" svg:height="0.928cm" svg:x="11.536cm" svg:y="10.654cm">
          <text:p text:style-name="P1"><text:span text:style-name="T1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9.516cm" svg:y1="15.618cm" svg:x2="11.535cm" svg:y2="15.618cm">
          <text:p text:style-name="P7"/>
        </draw:line>
        <draw:line draw:style-name="gr6" draw:text-style-name="P6" draw:layer="layout" svg:x1="9.517cm" svg:y1="11.118cm" svg:x2="11.536cm" svg:y2="11.118cm">
          <text:p text:style-name="P7"/>
        </draw:line>
        <draw:polyline draw:style-name="gr6" draw:text-style-name="P6" draw:layer="layout" svg:width="5.417cm" svg:height="0.637cm" draw:transform="skewX (-0.111701072127616) rotate (0.153938040025871) translate (14.0329422166948cm 10.9717656894564cm)" svg:viewBox="0 0 5418 638" draw:points="0,26140 2946,26625 5418,25987">
          <text:p text:style-name="P7"/>
        </draw:polyline>
        <draw:polyline draw:style-name="gr6" draw:text-style-name="P6" draw:layer="layout" svg:width="5.463cm" svg:height="0.636cm" draw:transform="skewX (-0.114842664781205) rotate (0.152716309549475) translate (13.932751136894cm 15.4721777680049cm)" svg:viewBox="0 0 5464 637" draw:points="0,34974 2971,35460 5464,34823">
          <text:p text:style-name="P7"/>
        </draw:polyline>
        <draw:custom-shape draw:style-name="gr10" draw:text-style-name="P6" draw:layer="layout" svg:width="5.825cm" svg:height="3.783cm" svg:x="15.225cm" svg:y="8.03cm">
          <text:p text:style-name="P7"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801cm" svg:height="3.97cm" svg:x="15.226cm" svg:y="12.531cm">
          <text:p text:style-name="P7"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852cm" svg:height="3.32cm" svg:x="16.804cm" svg:y="1.183cm">
          <text:p text:style-name="P1"><text:span text:style-name="T2">EM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716cm" svg:height="1.045cm" svg:x="13.042cm" svg:y="4.989cm">
          <text:p text:style-name="P1"><text:span text:style-name="T2">Metamodell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157cm" svg:height="1.601cm" svg:x="22.089cm" svg:y="11.001cm">
          <text:p text:style-name="P1"><text:span text:style-name="T2">Model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694cm" svg:height="5.106cm" svg:x="26.574cm" svg:y="8.981cm">
          <text:p text:style-name="P1"><text:span text:style-name="T2">SiDiff - </text:span></text:p>
          <text:p text:style-name="P1"><text:span text:style-name="T2">Annotation,</text:span></text:p>
          <text:p text:style-name="P1"><text:span text:style-name="T2">Ähnlichkeit,</text:span></text:p>
          <text:p text:style-name="P1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6" draw:layer="layout" svg:x1="20.795cm" svg:y1="13.484cm" svg:x2="22.095cm" svg:y2="12.185cm">
          <text:p text:style-name="P7"/>
        </draw:line>
        <draw:line draw:style-name="gr14" draw:text-style-name="P6" draw:layer="layout" svg:x1="20.795cm" svg:y1="10.63cm" svg:x2="22.095cm" svg:y2="11.72cm">
          <text:p text:style-name="P7"/>
        </draw:line>
        <draw:line draw:style-name="gr14" draw:text-style-name="P6" draw:layer="layout" svg:x1="20.795cm" svg:y1="9.516cm" svg:x2="26.551cm" svg:y2="9.585cm">
          <text:p text:style-name="P7"/>
        </draw:line>
        <draw:line draw:style-name="gr14" draw:text-style-name="P6" draw:layer="layout" svg:x1="20.795cm" svg:y1="14.714cm" svg:x2="26.551cm" svg:y2="13.577cm">
          <text:p text:style-name="P7"/>
        </draw:line>
        <draw:line draw:style-name="gr14" draw:text-style-name="P6" draw:layer="layout" svg:x1="25.275cm" svg:y1="11.488cm" svg:x2="26.597cm" svg:y2="10.42cm">
          <text:p text:style-name="P7"/>
        </draw:line>
        <draw:line draw:style-name="gr14" draw:text-style-name="P6" draw:layer="layout" svg:x1="25.275cm" svg:y1="12.138cm" svg:x2="26.574cm" svg:y2="13.205cm">
          <text:p text:style-name="P7"/>
        </draw:line>
        <draw:custom-shape draw:style-name="gr15" draw:text-style-name="P4" draw:layer="layout" svg:width="1.764cm" svg:height="0.882cm" svg:x="17.058cm" svg:y="3.248cm">
          <text:p text:style-name="P1"><text:span text:style-name="T2">E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" draw:text-style-name="P6" draw:layer="layout" svg:width="3.127cm" svg:height="1.165cm" draw:transform="rotate (-2.72096830385983) translate (17.059cm 3.713cm)" svg:viewBox="0 0 3128 1166" draw:points="0,-20710 2606,-19544 3128,-20710">
          <text:p text:style-name="P7"/>
        </draw:polyline>
        <draw:frame draw:style-name="gr16" draw:text-style-name="P8" draw:layer="layout" svg:width="1.67cm" svg:height="0.569cm" svg:x="17.035cm" svg:y="11.774cm">
          <draw:text-box>
            <text:p text:style-name="P7"><text:span text:style-name="T2">Instanz A</text:span></text:p>
          </draw:text-box>
        </draw:frame>
        <draw:frame draw:style-name="gr16" draw:text-style-name="P8" draw:layer="layout" svg:width="1.687cm" svg:height="0.569cm" svg:x="17.035cm" svg:y="16.475cm">
          <draw:text-box>
            <text:p text:style-name="P7"><text:span text:style-name="T2">Instanz B</text:span></text:p>
          </draw:text-box>
        </draw:frame>
        <draw:frame draw:style-name="gr16" draw:text-style-name="P8" draw:layer="layout" svg:width="1.861cm" svg:height="0.569cm" svg:x="19.036cm" svg:y="15.776cm">
          <draw:text-box>
            <text:p text:style-name="P7"><text:span text:style-name="T2">dynamisch</text:span></text:p>
          </draw:text-box>
        </draw:frame>
        <draw:frame draw:style-name="gr16" draw:text-style-name="P8" draw:layer="layout" svg:width="1.734cm" svg:height="0.569cm" svg:x="15.136cm" svg:y="14.476cm">
          <draw:text-box>
            <text:p text:style-name="P7"><text:span text:style-name="T2">persistent</text:span></text:p>
          </draw:text-box>
        </draw:frame>
        <draw:frame draw:style-name="gr16" draw:text-style-name="P8" draw:layer="layout" svg:width="1.861cm" svg:height="0.569cm" svg:x="19.037cm" svg:y="11.177cm">
          <draw:text-box>
            <text:p text:style-name="P7"><text:span text:style-name="T2">dynamisch</text:span></text:p>
          </draw:text-box>
        </draw:frame>
        <draw:frame draw:style-name="gr16" draw:text-style-name="P8" draw:layer="layout" svg:width="1.734cm" svg:height="0.569cm" svg:x="15.136cm" svg:y="9.977cm">
          <draw:text-box>
            <text:p text:style-name="P7"><text:span text:style-name="T2">persistent</text:span></text:p>
          </draw:text-box>
        </draw:frame>
        <draw:line draw:style-name="gr17" draw:text-style-name="P6" draw:layer="layout" svg:x1="15.179cm" svg:y1="6.034cm" svg:x2="15.457cm" svg:y2="8.03cm">
          <text:p text:style-name="P7"/>
        </draw:line>
        <draw:line draw:style-name="gr17" draw:text-style-name="P6" draw:layer="layout" svg:x1="13.925cm" svg:y1="6.057cm" svg:x2="15.225cm" svg:y2="12.974cm">
          <text:p text:style-name="P7"/>
        </draw:line>
        <draw:custom-shape draw:style-name="gr18" draw:text-style-name="P6" draw:layer="layout" svg:width="3.296cm" svg:height="10.072cm" svg:x="7.009cm" svg:y="7.984cm">
          <text:p text:style-name="P7"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732cm" svg:height="0.887cm" svg:x="6.825cm" svg:y="17.036cm">
          <draw:text-box>
            <text:p text:style-name="P7"><text:span text:style-name="T2">persistente Datenhaltung </text:span></text:p>
            <text:p text:style-name="P7"><text:span text:style-name="T2">der Anwendung</text:span></text:p>
          </draw:text-box>
        </draw:frame>
        <draw:custom-shape draw:style-name="gr3" draw:text-style-name="P4" draw:layer="layout" svg:width="4.039cm" svg:height="1.021cm" svg:x="1.415cm" svg:y="6.312cm">
          <text:p text:style-name="P1"><text:span text:style-name="T2">Metamodell der Anwendung</text:span>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3.233cm" svg:y1="11.419cm" svg:x2="3.249cm" svg:y2="7.404cm">
          <text:p text:style-name="P7"/>
        </draw:line>
        <draw:line draw:style-name="gr21" draw:text-style-name="P6" draw:layer="layout" svg:x1="4.294cm" svg:y1="7.334cm" svg:x2="6.986cm" svg:y2="9.237cm">
          <text:p text:style-name="P7"/>
        </draw:line>
        <draw:line draw:style-name="gr22" draw:text-style-name="P4" draw:layer="layout" svg:x1="16.501cm" svg:y1="13.647cm" svg:x2="19.333cm" svg:y2="13.647cm">
          <text:p text:style-name="P1"><text:span text:style-name="T2">serialisieren</text:span></text:p>
          <text:p text:style-name="P1"><text:span text:style-name="T2">deserialisieren</text:span></text:p>
        </draw:line>
        <draw:line draw:style-name="gr22" draw:text-style-name="P4" draw:layer="layout" svg:x1="16.501cm" svg:y1="9.147cm" svg:x2="19.333cm" svg:y2="9.147cm">
          <text:p text:style-name="P1"><text:span text:style-name="T2">serialisieren</text:span></text:p>
          <text:p text:style-name="P1"><text:span text:style-name="T2">deserialisieren</text:span></text:p>
        </draw:line>
        <draw:line draw:style-name="gr17" draw:text-style-name="P6" draw:layer="layout" svg:x1="19.101cm" svg:y1="4.526cm" svg:x2="18.706cm" svg:y2="9.121cm">
          <text:p text:style-name="P7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Oliver Scharmann</meta:initial-creator>
    <meta:creation-date>2009-10-09T13:08:05</meta:creation-date>
    <dc:creator>Oliver Scharmann</dc:creator>
    <dc:date>2009-10-12T14:07:40</dc:date>
    <meta:printed-by>Oliver Scharmann</meta:printed-by>
    <meta:print-date>2009-10-12T11:20:13</meta:print-date>
    <meta:editing-cycles>4</meta:editing-cycles>
    <meta:editing-duration>PT4H6M47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